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WW-Plain_20_Text">
      <style:text-properties style:use-window-font-color="true" style:font-name="Bookman Old Style" fo:font-size="10pt" fo:language="en" fo:country="US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P2" style:family="paragraph" style:parent-style-name="WW-Plain_20_Text">
      <style:text-properties style:use-window-font-color="true" style:font-name="Bookman Old Style" fo:font-size="10pt" fo:language="en" fo:country="US" fo:font-weight="bold" style:font-name-asian="Times New Roman" style:font-size-asian="10pt" style:language-asian="zxx" style:country-asian="none" style:font-weight-asian="bold" style:font-name-complex="Bookman Old Style" style:font-size-complex="10pt" style:language-complex="zxx" style:country-complex="none"/>
    </style:style>
    <style:style style:name="P3" style:family="paragraph" style:parent-style-name="WW-Plain_20_Text">
      <style:text-properties style:font-name="Bookman Old Style" style:font-name-complex="Bookman Old Style"/>
    </style:style>
    <style:style style:name="P4" style:family="paragraph" style:parent-style-name="WW-Plain_20_Text">
      <style:paragraph-properties fo:margin-left="-0.25in" fo:margin-right="-0.2693in" fo:text-align="center" style:justify-single-word="false" fo:text-indent="0in" style:auto-text-indent="false" fo:padding-left="0.0555in" fo:padding-right="0.0555in" fo:padding-top="0.0138in" fo:padding-bottom="0.0138in" fo:border="0.51pt solid #000000"/>
      <style:text-properties style:use-window-font-color="true" style:font-name="Bookman Old Style" fo:font-size="10pt" fo:language="en" fo:country="US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P5" style:family="paragraph" style:parent-style-name="WW-Plain_20_Text">
      <style:paragraph-properties fo:margin-left="0.5in" fo:margin-right="0in" fo:text-indent="0in" style:auto-text-indent="false"/>
    </style:style>
    <style:style style:name="P6" style:family="paragraph" style:parent-style-name="WW-Plain_20_Text">
      <style:paragraph-properties fo:margin-left="0.5in" fo:margin-right="0in" fo:text-indent="0in" style:auto-text-indent="false"/>
      <style:text-properties style:use-window-font-color="true" style:font-name="Bookman Old Style" fo:font-size="10pt" fo:language="en" fo:country="US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P7" style:family="paragraph" style:parent-style-name="WW-Plain_20_Text">
      <style:paragraph-properties fo:margin-left="0in" fo:margin-right="0in" fo:text-align="start" style:justify-single-word="false" fo:text-indent="0in" style:auto-text-indent="false"/>
      <style:text-properties style:use-window-font-color="true" style:font-name="Bookman Old Style" fo:font-size="10pt" fo:language="en" fo:country="US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P8" style:family="paragraph" style:parent-style-name="WW-Plain_20_Text">
      <style:paragraph-properties fo:margin-left="0in" fo:margin-right="0in" fo:text-align="start" style:justify-single-word="false" fo:text-indent="0in" style:auto-text-indent="false"/>
      <style:text-properties style:use-window-font-color="true" style:font-name="Bookman Old Style" fo:font-size="10pt" fo:language="en" fo:country="US" officeooo:rsid="000a137e" officeooo:paragraph-rsid="000a137e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P9" style:family="paragraph" style:parent-style-name="WW-Plain_20_Text">
      <style:paragraph-properties fo:margin-left="0in" fo:margin-right="0in" fo:text-indent="0.5in" style:auto-text-indent="false"/>
    </style:style>
    <style:style style:name="P10" style:family="paragraph" style:parent-style-name="WW-Plain_20_Text">
      <style:paragraph-properties fo:margin-left="0in" fo:margin-right="0in" fo:text-indent="0.5in" style:auto-text-indent="false"/>
      <style:text-properties style:use-window-font-color="true" style:font-name="Bookman Old Style" fo:font-size="10pt" fo:language="en" fo:country="US" fo:font-weight="bold" style:font-name-asian="Times New Roman" style:font-size-asian="10pt" style:language-asian="zxx" style:country-asian="none" style:font-weight-asian="bold" style:font-name-complex="Bookman Old Style" style:font-size-complex="10pt" style:language-complex="zxx" style:country-complex="none"/>
    </style:style>
    <style:style style:name="P11" style:family="paragraph" style:parent-style-name="WW-Plain_20_Text">
      <style:paragraph-properties fo:margin-left="0in" fo:margin-right="0in" fo:text-indent="0.5in" style:auto-text-indent="false"/>
      <style:text-properties style:use-window-font-color="true" style:font-name="Bookman Old Style" fo:font-size="10pt" fo:language="en" fo:country="US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P12" style:family="paragraph" style:parent-style-name="WW-Plain_20_Text">
      <style:paragraph-properties fo:margin-left="1.5in" fo:margin-right="0in" fo:text-indent="0in" style:auto-text-indent="false"/>
      <style:text-properties style:use-window-font-color="true" style:font-name="Bookman Old Style" fo:font-size="10pt" fo:language="en" fo:country="US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P13" style:family="paragraph" style:parent-style-name="WW-Plain_20_Text" style:master-page-name="Standard">
      <style:paragraph-properties fo:text-align="center" style:justify-single-word="false" style:page-number="auto"/>
      <style:text-properties style:use-window-font-color="true" style:font-name="Bookman Old Style" fo:font-size="14pt" fo:language="en" fo:country="US" style:font-name-asian="Times New Roman" style:font-size-asian="14pt" style:language-asian="zxx" style:country-asian="none" style:font-name-complex="Bookman Old Style" style:font-size-complex="10pt" style:language-complex="zxx" style:country-complex="none"/>
    </style:style>
    <style:style style:name="P14" style:family="paragraph" style:parent-style-name="WW-Plain_20_Text">
      <style:text-properties officeooo:paragraph-rsid="0011c020"/>
    </style:style>
    <style:style style:name="T1" style:family="text">
      <style:text-properties style:use-window-font-color="true" style:font-name="Bookman Old Style" fo:font-size="10pt" fo:language="en" fo:country="US" fo:font-weight="bold" style:font-name-asian="Times New Roman" style:font-size-asian="10pt" style:language-asian="zxx" style:country-asian="none" style:font-weight-asian="bold" style:font-name-complex="Bookman Old Style" style:font-size-complex="10pt" style:language-complex="zxx" style:country-complex="none"/>
    </style:style>
    <style:style style:name="T2" style:family="text">
      <style:text-properties style:use-window-font-color="true" style:font-name="Bookman Old Style" fo:font-size="10pt" fo:language="en" fo:country="US" fo:font-weight="bold" style:font-name-asian="Times New Roman" style:font-size-asian="10pt" style:font-weight-asian="bold" style:font-name-complex="Bookman Old Style" style:font-size-complex="10pt"/>
    </style:style>
    <style:style style:name="T3" style:family="text">
      <style:text-properties style:use-window-font-color="true" style:font-name="Bookman Old Style" fo:font-size="10pt" fo:language="en" fo:country="US" fo:font-weight="bold" style:font-name-asian="Times New Roman" style:font-size-asian="10pt" style:font-weight-asian="bold" style:font-name-complex="Bookman Old Style" style:font-size-complex="10pt" style:font-weight-complex="bold"/>
    </style:style>
    <style:style style:name="T4" style:family="text">
      <style:text-properties style:use-window-font-color="true" style:font-name="Bookman Old Style" fo:font-size="10pt" fo:language="en" fo:country="US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T5" style:family="text">
      <style:text-properties style:use-window-font-color="true" style:font-name="Bookman Old Style" fo:font-size="10pt" fo:language="en" fo:country="US" officeooo:rsid="000a137e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T6" style:family="text">
      <style:text-properties style:use-window-font-color="true" style:font-name="Bookman Old Style" fo:font-size="10pt" fo:language="en" fo:country="US" officeooo:rsid="000a2bc6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T7" style:family="text">
      <style:text-properties style:use-window-font-color="true" style:font-name="Bookman Old Style" fo:font-size="10pt" fo:language="en" fo:country="US" officeooo:rsid="000bbae2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T8" style:family="text">
      <style:text-properties style:use-window-font-color="true" style:font-name="Bookman Old Style" fo:font-size="10pt" fo:language="en" fo:country="US" officeooo:rsid="0011c020" style:font-name-asian="Times New Roman" style:font-size-asian="10pt" style:language-asian="zxx" style:country-asian="none" style:font-name-complex="Bookman Old Style" style:font-size-complex="10pt" style:language-complex="zxx" style:country-complex="none"/>
    </style:style>
    <style:style style:name="T9" style:family="text">
      <style:text-properties style:use-window-font-color="true" style:font-name="Bookman Old Style" fo:font-size="10pt" fo:language="en" fo:country="US" style:font-name-asian="Times New Roman" style:font-size-asian="10pt" style:font-name-complex="Bookman Old Style" style:font-size-complex="10pt"/>
    </style:style>
    <style:style style:name="T10" style:family="text">
      <style:text-properties style:use-window-font-color="true" style:font-name="Bookman Old Style" fo:font-size="10pt" fo:language="en" fo:country="US" officeooo:rsid="000a137e" style:font-name-asian="Times New Roman" style:font-size-asian="10pt" style:font-name-complex="Bookman Old Style" style:font-size-complex="10pt"/>
    </style:style>
    <style:style style:name="T11" style:family="text">
      <style:text-properties style:use-window-font-color="true" style:font-name="Bookman Old Style" fo:font-size="10pt" fo:language="en" fo:country="US" fo:font-weight="normal" style:font-name-asian="Times New Roman" style:font-size-asian="10pt" style:font-weight-asian="normal" style:font-name-complex="Bookman Old Style" style:font-size-complex="10pt" style:font-weight-complex="normal"/>
    </style:style>
    <style:style style:name="T12" style:family="text">
      <style:text-properties style:use-window-font-color="true" style:font-name="Bookman Old Style" fo:font-size="10pt" fo:language="en" fo:country="US" fo:font-weight="normal" officeooo:rsid="000a137e" style:font-name-asian="Times New Roman" style:font-size-asian="10pt" style:font-weight-asian="normal" style:font-name-complex="Bookman Old Style" style:font-size-complex="10pt" style:font-weight-complex="normal"/>
    </style:style>
    <style:style style:name="T13" style:family="text">
      <style:text-properties style:use-window-font-color="true" style:font-name="Bookman Old Style" fo:font-size="10pt" fo:language="en" fo:country="US" fo:font-weight="normal" officeooo:rsid="0011c020" style:font-name-asian="Times New Roman" style:font-size-asian="10pt" style:font-weight-asian="normal" style:font-name-complex="Bookman Old Style" style:font-size-complex="10pt" style:font-weight-complex="normal"/>
    </style:style>
    <style:style style:name="T14" style:family="text">
      <style:text-properties style:font-name="Bookman Old Style" style:font-name-complex="Bookman Old Style"/>
    </style:style>
    <style:style style:name="T15" style:family="text">
      <style:text-properties style:font-name="Bookman Old Style" officeooo:rsid="000a137e" style:font-name-complex="Bookman Old Style"/>
    </style:style>
    <style:style style:name="T16" style:family="text">
      <style:text-properties style:font-name="Bookman Old Style" officeooo:rsid="000c7cca" style:font-name-complex="Bookman Old Style"/>
    </style:style>
    <style:style style:name="T17" style:family="text">
      <style:text-properties style:font-name="Bookman Old Style" officeooo:rsid="000e4150" style:font-name-complex="Bookman Old Style"/>
    </style:style>
    <style:style style:name="T18" style:family="text">
      <style:text-properties style:font-name="Bookman Old Style" officeooo:rsid="0011c020" style:font-name-complex="Bookman Old Style"/>
    </style:style>
    <style:style style:name="T19" style:family="text">
      <style:text-properties style:font-name="Bookman Old Style" fo:font-weight="bold" style:font-weight-asian="bold" style:font-name-complex="Bookman Old Style"/>
    </style:style>
    <style:style style:name="T20" style:family="text">
      <style:text-properties style:font-name="Bookman Old Style" fo:font-weight="bold" style:font-weight-asian="bold" style:font-name-complex="Bookman Old Style" style:font-weight-complex="bold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a2bc6" style:font-weight-asian="bold"/>
    </style:style>
    <style:style style:name="T24" style:family="text">
      <style:text-properties officeooo:rsid="000a137e"/>
    </style:style>
    <style:style style:name="T25" style:family="text">
      <style:text-properties officeooo:rsid="000a2bc6"/>
    </style:style>
    <style:style style:name="T26" style:family="text">
      <style:text-properties officeooo:rsid="000c7c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tephen Ing</text:p>
      <text:p text:style-name="P4"><text:span text:style-name="T24">610 El Worthy Ranch Ln</text:span> <text:s/>Phone: (510) <text:span text:style-name="T24">823-6117</text:span> <text:s/>Email: <text:span text:style-name="T24">ing.stephen@outlook.com</text:span></text:p>
      <text:p text:style-name="P2"/>
      <text:p text:style-name="WW-Plain_20_Text"><text:span text:style-name="T19">Objective: <text:s/></text:span><text:span text:style-name="T14">To obtain employment </text:span><text:span text:style-name="T15">as <text:s/></text:span><text:span text:style-name="T18">application support</text:span><text:span text:style-name="T14">.</text:span></text:p>
      <text:p text:style-name="P1"/>
      <text:p text:style-name="P2">Skills<text:tab/></text:p>
      <text:p text:style-name="P5"><text:span text:style-name="T1">Computer Applications</text:span><text:span text:style-name="T4">: MS Office 20</text:span><text:span text:style-name="T5">X</text:span><text:span text:style-name="T4">X </text:span><text:span text:style-name="T5">and </text:span><text:span text:style-name="T4"><text:s/></text:span><text:span text:style-name="T5">Libre</text:span><text:span text:style-name="T4">Office /</text:span><text:span text:style-name="T5">Open Office</text:span></text:p>
      <text:p text:style-name="P5"><text:span text:style-name="T1">Operating Systems</text:span><text:span text:style-name="T4">: Unix/</text:span><text:span text:style-name="T6">Linux</text:span><text:span text:style-name="T4"> , Windows </text:span><text:span text:style-name="T7">9X,XP,</text:span><text:span text:style-name="T6">7,</text:span><text:span text:style-name="T7">8.1,</text:span><text:span text:style-name="T6">10 and</text:span><text:span text:style-name="T4"> </text:span><text:span text:style-name="T6">Server 201</text:span><text:span text:style-name="T8">6</text:span><text:span text:style-name="T4"> </text:span></text:p>
      <text:p text:style-name="P14"><text:span text:style-name="T14"><text:tab/></text:span><text:span text:style-name="T19">Networking Environments</text:span><text:span text:style-name="T14">: Linux with samba , and <text:s/></text:span><text:span text:style-name="T17">Windows Server 2016 </text:span><text:span text:style-name="T18">and </text:span><text:span text:style-name="T17">Novell 2.x-4.11,</text:span></text:p>
      <text:p text:style-name="WW-Plain_20_Text"><text:span text:style-name="T14"><text:tab/></text:span><text:span text:style-name="T20">Network Services</text:span><text:span text:style-name="T14">: DHCP, SMTP, LDAP, FTP, TFTP, HTTP, telnet, SSH, SSL and VoIP</text:span></text:p>
      <text:p text:style-name="WW-Plain_20_Text"><text:span text:style-name="T9"><text:tab/></text:span><text:span text:style-name="T3">Network Monitoring</text:span><text:span text:style-name="T9">: </text:span><text:span text:style-name="T10">Wireshark</text:span><text:span text:style-name="T9">, Nagios, <text:s/>SNMP, RMON and Openview </text:span></text:p>
      <text:p text:style-name="P14"><text:span text:style-name="T2"><text:tab/>Database</text:span><text:span text:style-name="T11">:Postgresql, </text:span><text:span text:style-name="T12">Informix, </text:span><text:span text:style-name="T11">MS </text:span><text:span text:style-name="T12">SQL server </text:span><text:span text:style-name="T13">and Mysql,</text:span><text:span text:style-name="T11"> </text:span></text:p>
      <text:p text:style-name="P14"><text:span text:style-name="T2"><text:tab/>Programming Languages</text:span><text:span text:style-name="T9">: Python.,C, BASIC, PHP and Scheme</text:span></text:p>
      <text:p text:style-name="WW-Plain_20_Text"><text:span text:style-name="T14"><text:tab/></text:span><text:span text:style-name="T19">Shell Scripting Languages</text:span><text:span text:style-name="T14">: Bash</text:span></text:p>
      <text:p text:style-name="P3"/>
      <text:p text:style-name="P2">Work Experience</text:p>
      <text:p text:style-name="P10"/>
      <text:p text:style-name="P8">4/17 - <text:s/><text:span text:style-name="T26">1/18</text:span> <text:tab/>Ooma, Inc.</text:p>
      <text:p text:style-name="P8"><text:tab/><text:span text:style-name="T22">Advance Support / Customer services - Contractor</text:span></text:p>
      <text:p text:style-name="P7"><text:tab/><text:span text:style-name="T25">Senior support for VoIP phone system diagnosing Networking , application and billing <text:s/>issues. <text:s/>Mentoring <text:tab/>of <text:tab/>lower level support and developed training materials for first level support. <text:s/>Opening and following up with <text:tab/>network and infrastructure to resolve network issues.</text:span></text:p>
      <text:p text:style-name="P7"><text:tab/></text:p>
      <text:p text:style-name="P7">5/07 – <text:span text:style-name="T24">4/17</text:span><text:tab/><text:span text:style-name="T24">Intelligrated Systems (Honeywell)</text:span></text:p>
      <text:p text:style-name="P7"><text:tab/><text:span text:style-name="T22">Technical Support Engineer</text:span></text:p>
      <text:p text:style-name="P7"><text:tab/><text:span text:style-name="T24">Second</text:span> tier Unix support for a warehouse order filling application. <text:s/>Position deals directly with many top 100 <text:tab/>retailers including the world number one retailer. <text:s/>Esc<text:span text:style-name="T24">a</text:span>lation and <text:s/>incident management of customer calls to <text:tab/>developers.</text:p>
      <text:p text:style-name="P7"><text:tab/></text:p>
      <text:p text:style-name="P1">5/05 – 10/05<text:tab/>Kaiser Health Care</text:p>
      <text:p text:style-name="WW-Plain_20_Text"><text:span text:style-name="T14"><text:tab/></text:span><text:span text:style-name="T20">Information Technology Specialist – Contractor</text:span></text:p>
      <text:p text:style-name="P6">Information technology project coordinator of Hospital back fil<text:span text:style-name="T24">l</text:span> project to rehabilitate hospital facilities to meet incoming departmental needs. <text:s/>Moved over 300 users application, network and telephony services.</text:p>
      <text:p text:style-name="P6"/>
      <text:p text:style-name="P1">4/03 – 3/05 <text:tab/>Action Motivation</text:p>
      <text:p text:style-name="WW-Plain_20_Text"><text:span text:style-name="T14"><text:tab/></text:span><text:span text:style-name="T20">Technical Coordinator – Contractor</text:span></text:p>
      <text:p text:style-name="P6">Network Administrator and Network Architect, redesigned office network to offer: DHCP, DMZ, VPN and firewall. <text:s/>Field Service coordinator of conferences, where our firm ran registration and lead colloctions. <text:s/>Email manager of Sun One Messenger system.</text:p>
      <text:p text:style-name="P6"/>
      <text:p text:style-name="P1">9/01 - 8/02<text:tab/>City of San Leandro</text:p>
      <text:p text:style-name="P10">Information Service Specialist - Contractor</text:p>
      <text:p text:style-name="P11">Network and Server specialist, drafted initial as built network map of citywide network, <text:tab/>trouble shot network <text:tab/>and segmented network to resolve problems. <text:s/>Configured and <text:tab/>Maintained: Four node SAN, Cisco Pix ,<text:tab/>Firewall, various Cisco routers, and Internet <text:tab/>Services. Technical support for city libraries and remote offices.</text:p>
      <text:p text:style-name="P11"/>
      <text:p text:style-name="P1">12/99-2/01<text:tab/>SuSE Inc.</text:p>
      <text:p text:style-name="P9"><text:span text:style-name="T1">Technical Marketing Engineer:</text:span><text:span text:style-name="T4"> 7/00 - 2/01</text:span></text:p>
      <text:p text:style-name="P6">Technical support for in-house and partner demonstrations at trade shows. Project coordinator and developer trade show demos, maintained marketing database and development of marketing materials. <text:s/></text:p>
      <text:p text:style-name="P5"><text:span text:style-name="T1">Technical Support:</text:span><text:span text:style-name="T4"> 12/99 - 7/00</text:span></text:p>
      <text:p text:style-name="P6">Installation support for SuSE Linux on various platforms , Trade show technical lead.</text:p>
      <text:p text:style-name="P12"/>
      <text:p text:style-name="P1"><text:span text:style-name="T23">E</text:span><text:span text:style-name="T21">ducation<text:tab/></text:span></text:p>
      <text:p text:style-name="P6">B.S. Business Administration with option in Telecommunications. <text:s/>California State University Hayward. 1998 <text:s/>Option GPA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-Plain_20_Text" style:display-name="WW-Plain 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Bullet_20_Symbols_20__28_user_29_" style:display-name="Bullet Symbols (user)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626in" fo:margin-bottom="0.5626in" fo:margin-left="0.9161in" fo:margin-right="0.916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ephen Ing</dc:title>
    <meta:initial-creator>Stephen Ing</meta:initial-creator>
    <meta:creation-date>2005-09-21T15:22:00</meta:creation-date>
    <dc:date>2018-07-23T17:31:45.925000000</dc:date>
    <meta:print-date>2006-11-15T17:32:00</meta:print-date>
    <meta:editing-cycles>10</meta:editing-cycles>
    <meta:editing-duration>PT21H43M20S</meta:editing-duration>
    <meta:generator>LibreOffice/5.4.4.2$Windows_X86_64 LibreOffice_project/2524958677847fb3bb44820e40380acbe820f960</meta:generator>
    <meta:document-statistic meta:table-count="0" meta:image-count="0" meta:object-count="0" meta:page-count="1" meta:paragraph-count="37" meta:word-count="387" meta:character-count="2848" meta:non-whitespace-character-count="2439"/>
  </office:meta>
</office:document-meta>
</file>